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VIDIA Sans" svg:font-family="'NVIDIA San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c3f" officeooo:paragraph-rsid="000ddc3f"/>
    </style:style>
    <style:style style:name="P2" style:family="paragraph" style:parent-style-name="Standard">
      <style:text-properties officeooo:rsid="0014c22f" officeooo:paragraph-rsid="0014c22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0ddc3f" officeooo:paragraph-rsid="000ddc3f" style:font-size-asian="11pt" style:font-size-complex="11pt"/>
    </style:style>
    <style:style style:name="T1" style:family="text">
      <style:text-properties officeooo:rsid="000ea54b"/>
    </style:style>
    <style:style style:name="T2" style:family="text">
      <style:text-properties officeooo:rsid="00100d60"/>
    </style:style>
    <style:style style:name="T3" style:family="text">
      <style:text-properties officeooo:rsid="00101b22"/>
    </style:style>
    <style:style style:name="T4" style:family="text">
      <style:text-properties officeooo:rsid="00121629"/>
    </style:style>
    <style:style style:name="T5" style:family="text">
      <style:text-properties officeooo:rsid="00128a81"/>
    </style:style>
    <style:style style:name="T6" style:family="text">
      <style:text-properties officeooo:rsid="00145a47"/>
    </style:style>
    <style:style style:name="T7" style:family="text">
      <style:text-properties officeooo:rsid="0014c22f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developer.nvidia.com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 xlink:href="https://developer.nvidia.com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1. First name</text:p>
      <text:p text:style-name="P4">Vincent</text:p>
      <text:p text:style-name="P4"/>
      <text:p text:style-name="P3">2. Last name *</text:p>
      <text:p text:style-name="P4">Pisano</text:p>
      <text:p text:style-name="P4"/>
      <text:p text:style-name="P3">3. Email *</text:p>
      <text:p text:style-name="P1"><text:a xlink:type="simple" xlink:href="mailto:vincent.pisano1@gmail.com" text:style-name="Internet_20_link" text:visited-style-name="Visited_20_Internet_20_Link"><text:span text:style-name="T8">vincent.pisano1@gmail.com</text:span></text:a><text:span text:style-name="T8"><text:line-break/></text:span></text:p>
      <text:p text:style-name="P3">4. Are you 18 years or older? *</text:p>
      <text:p text:style-name="P4">yes</text:p>
      <text:p text:style-name="P4"/>
      <text:p text:style-name="P3">5. Location of residency *</text:p>
      <text:p text:style-name="P4">Boston, MA, USA</text:p>
      <text:p text:style-name="P4"/>
      <text:p text:style-name="P3">6. Project Name</text:p>
      <text:p text:style-name="P4">RPG-teacher<text:line-break/></text:p>
      <text:p text:style-name="P3">7. Project Description <text:s/>*</text:p>
      <text:p text:style-name="P3"/>
      <text:p text:style-name="P3"/>
      <text:p text:style-name="P3">8. Hardware Tested on (Ex: RTX systems, Cloud/Data Center, Jetson series)</text:p>
      <text:p text:style-name="P4">Nvidia NIM and streamlit<text:line-break/></text:p>
      <text:p text:style-name="P3">9. Software used for the Project *</text:p>
      <text:p text:style-name="P3">Select all that apply</text:p>
      <text:p text:style-name="P3"/>
      <text:p text:style-name="P3">NVIDIA NeMo Curator</text:p>
      <text:p text:style-name="P3">NVIDIA NIM Microservices</text:p>
      <text:p text:style-name="P3"/>
      <text:p text:style-name="P3"/>
      <text:p text:style-name="P3">10. Challenges during project development *</text:p>
      <text:p text:style-name="P4">llama-index was a dependency nightmare. Didn’t help that all the NVIDIA tutorials were outdated and used exact version number pip requirement installs. Naturally, none of the exact version imports are compatible <text:span text:style-name="T4">with current releases</text:span>. <text:span text:style-name="T3">Other </text:span><text:span text:style-name="T4">N</text:span><text:span text:style-name="T3">vidia </text:span><text:span text:style-name="T4">+ </text:span><text:span text:style-name="T3">llama-index tutorials were buried in obscure git branches.</text:span> <text:span text:style-name="T2">I had to </text:span><text:span text:style-name="T3">create</text:span><text:span text:style-name="T2"> separate virtual environments for data ingestion </text:span><text:span text:style-name="T4">vs the</text:span><text:span text:style-name="T3"> </text:span><text:span text:style-name="T2">streamlit app, and resort</text:span><text:span text:style-name="T3">ed</text:span><text:span text:style-name="T2"> to poetry to get a requirements lock that could function in streamlit cloud.</text:span><text:line-break/><text:line-break/>NIM microservices – I have no clue what <text:span text:style-name="T4">is going on with the API keys.</text:span> <text:span text:style-name="T4">R</text:span>equesting an API key for a second model would invalidate previous API keys <text:span text:style-name="T4">on other models</text:span>. Deploying in streamlit cloud would invalidate keys for local use. <text:span text:style-name="T1">Keys would spontaneously stop working although they are supposed to be valid for 1 year. </text:span><text:span text:style-name="T3">I only noticed</text:span> <text:span text:style-name="T3">t</text:span>hese issues after the service outages around 11/1/24.<text:line-break/><text:line-break/>None of the vision models functioned reliably – constant API key issues.<text:line-break/><text:line-break/>NeMo Curator – where are all the features? No chapter detection, <text:span text:style-name="T5">no </text:span>metadata extraction, no features for checking documents against ontologies or dictionarie<text:span text:style-name="T7">s</text:span>? <text:span text:style-name="T7">These are the functionalities needed to meet real world use cases.</text:span> How many companies outside of FA<text:span text:style-name="T1">N</text:span>G actually need to ingest millions of documents?<text:span text:style-name="T6"> </text:span>Better metadata and context extraction and proper understanding of the business use-case can easily cut relevant documents from millions to hundreds. <text:s text:c="3"/><text:line-break/><text:line-break/>Llama-guard model not offered on NIM microservices. </text:p>
      <text:p text:style-name="P3"><text:soft-page-break/></text:p>
      <text:p text:style-name="P3">11. Instructions to run the project *</text:p>
      <text:p text:style-name="P3">Please provide a GitHub README file link or a public URL that contains the instructions along with any public keys you would like to share.</text:p>
      <text:p text:style-name="P3"/>
      <text:p text:style-name="P3"/>
      <text:p text:style-name="P3">12. Link to Code on GitHub or any public URL *</text:p>
      <text:p text:style-name="P2"><text:span text:style-name="T8">Code in gdrive: </text:span><text:bookmark-start text:name="__DdeLink__116_1000994700"/><text:a xlink:type="simple" xlink:href="https://drive.google.com/drive/folders/1t2hQd7eYWozDv-BpTJ-pVMc8D4lbyq-m?usp=sharing" text:style-name="Internet_20_link" text:visited-style-name="Visited_20_Internet_20_Link"><text:span text:style-name="T8">https://drive.google.com/drive/folders/1t2hQd7eYWozDv-BpTJ-pVMc8D4lbyq-m?usp=sharing</text:span></text:a><text:span text:style-name="T8"> </text:span><text:bookmark-end text:name="__DdeLink__116_1000994700"/></text:p>
      <text:p text:style-name="P2"><text:span text:style-name="T8">Live streamlit app: </text:span><text:a xlink:type="simple" xlink:href="https://rpg-teacher.streamlit.app/" text:style-name="Internet_20_link" text:visited-style-name="Visited_20_Internet_20_Link"><text:span text:style-name="T8">https://rpg-teacher.streamlit.app/</text:span></text:a><text:span text:style-name="T8"> </text:span></text:p>
      <text:p text:style-name="P3"/>
      <text:p text:style-name="P3">13. Link to Demo Video on YouTube/online platform *</text:p>
      <text:p text:style-name="P3"><text:bookmark-start text:name="__DdeLink__118_1000994700"/><text:a xlink:type="simple" xlink:href="https://www.veed.io/view/eafe6942-63e6-4fdd-bd00-d70e30e27e64?panel=share" text:style-name="Internet_20_link" text:visited-style-name="Visited_20_Internet_20_Link">https://www.veed.io/view/eafe6942-63e6-4fdd-bd00-d70e30e27e64?panel=share</text:a> <text:bookmark-end text:name="__DdeLink__118_1000994700"/></text:p>
      <text:p text:style-name="P3"/>
      <text:p text:style-name="P3">14. Link to Social Post with Entry and Contest Hashtags (URL)</text:p>
      <text:p text:style-name="P3"><text:bookmark-start text:name="__DdeLink__120_1000994700"/><text:a xlink:type="simple" xlink:href="https://www.linkedin.com/posts/vincent-pisano-78674634_not-found-activity-7260403151684407296-Toka?utm_source=share&amp;utm_medium=member_desktop" text:style-name="Internet_20_link" text:visited-style-name="Visited_20_Internet_20_Link">https://www.linkedin.com/posts/vincent-pisano-78674634_not-found-activity-7260403151684407296-Toka?utm_source=share&amp;utm_medium=member_desktop</text:a> <text:bookmark-end text:name="__DdeLink__120_1000994700"/></text:p>
      <text:p text:style-name="P3"/>
      <text:p text:style-name="P3">15. Link to Supplementary Materials</text:p>
      <text:p text:style-name="P3">Ex. Google Drive links, blog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VIDIA Sans" svg:font-family="'NVIDIA San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6:52:55.843266227</meta:creation-date>
    <dc:date>2024-11-07T21:21:19.320489394</dc:date>
    <meta:editing-duration>PT3H38M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384" meta:character-count="2679" meta:non-whitespace-character-count="2307"/>
  </office:meta>
</office:document-meta>
</file>